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2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3" style:family="paragraph" style:parent-style-name="Standard" style:list-style-name="L3">
      <style:paragraph-properties fo:line-height="150%"/>
      <style:text-properties fo:font-size="14pt" fo:background-color="transparent" style:font-size-asian="14pt" style:font-size-complex="14pt"/>
    </style:style>
    <style:style style:name="P14" style:family="paragraph" style:parent-style-name="Standard" style:list-style-name="L3">
      <style:paragraph-properties fo:line-height="150%"/>
      <style:text-properties fo:font-size="14pt" fo:background-color="#996633" style:font-size-asian="14pt" style:font-size-complex="14pt"/>
    </style:style>
    <style:style style:name="P15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style:style style:name="T3" style:family="text">
      <style:text-properties fo:color="#ff420e"/>
    </style:style>
    <style:style style:name="T4" style:family="text">
      <style:text-properties fo:color="#ff420e" style:language-asian="ja" style:country-asian="JP"/>
    </style:style>
    <style:style style:name="T5" style:family="text">
      <style:text-properties fo:background-color="#9966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3685080345440349566" text:style-name="L1">
        <text:list-item>
          <text:p text:style-name="P6"/>
        </text:list-item>
        <text:list-item>
          <text:p text:style-name="P6">entries.ods</text:p>
          <text:list>
            <text:list-item>
              <text:p text:style-name="P6">C – c<text:tab/>copy<text:tab/><text:tab/><text:tab/></text:p>
            </text:list-item>
          </text:list>
        </text:list-item>
        <text:list-item>
          <text:p text:style-name="P6">sakura<text:tab/></text:p>
          <text:list>
            <text:list-item>
              <text:p text:style-name="P6">C – v</text:p>
            </text:list-item>
            <text:list-item>
              <text:p text:style-name="P6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7567077" text:continue-numbering="true" text:style-name="L1">
        <text:list-item>
          <text:list>
            <text:list-item>
              <text:p text:style-name="P6">C – a &gt; C – c<text:tab/><text:tab/><text:tab/><text:tab/></text:p>
            </text:list-item>
          </text:list>
        </text:list-item>
        <text:list-item>
          <text:p text:style-name="P6">entries.ods</text:p>
          <text:list>
            <text:list-item>
              <text:p text:style-name="P6">C – v<text:tab/>(paste)</text:p>
            </text:list-item>
            <text:list-item>
              <text:p text:style-name="P6">C/P<text:tab/>(session num, code)</text:p>
            </text:list-item>
            <text:list-item>
              <text:p text:style-name="P6">C/P<text:tab/>(memos)</text:p>
            </text:list-item>
            <text:list-item>
              <text:p text:style-name="P6">C/P<text:tab/>(file name)</text:p>
            </text:list-item>
            <text:list-item>
              <text:p text:style-name="P6">edit</text:p>
              <text:list>
                <text:list-item>
                  <text:p text:style-name="P6">genre<text:tab/><text:tab/><text:tab/></text:p>
                </text:list-item>
                <text:list-item>
                  <text:p text:style-name="P6">time<text:tab/><text:tab/><text:tab/></text:p>
                </text:list-item>
                <text:list-item>
                  <text:p text:style-name="P6">s.n.<text:tab/><text:tab/><text:tab/></text:p>
                </text:list-item>
                <text:list-item>
                  <text:p text:style-name="P6">M – d &gt; a (range)</text:p>
                </text:list-item>
                <text:list-item>
                  <text:p text:style-name="P6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26745649114275195" text:style-name="L2">
        <text:list-item>
          <text:p text:style-name="P7">open apps</text:p>
          <text:list>
            <text:list-item>
              <text:p text:style-name="P7">audacity</text:p>
            </text:list-item>
            <text:list-item>
              <text:p text:style-name="P7">itunes</text:p>
            </text:list-item>
          </text:list>
        </text:list-item>
        <text:list-item>
          <text:p text:style-name="P7">itunes</text:p>
          <text:list>
            <text:list-item>
              <text:p text:style-name="P7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7144938413424106762" text:style-name="L3">
        <text:list-item>
          <text:p text:style-name="P8">start</text:p>
          <text:list>
            <text:list-item>
              <text:p text:style-name="P8">web page</text:p>
              <text:list>
                <text:list-item>
                  <text:p text:style-name="P8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8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8">folder : C:\WORKS_2\WS\WS_Others.Art\JVEMV6\46_art\11_guitar</text:p>
            </text:list-item>
            <text:list-item>
              <text:p text:style-name="P8">mobile apps</text:p>
              <text:list>
                <text:list-item>
                  <text:p text:style-name="P8">garageband</text:p>
                </text:list-item>
                <text:list-item>
                  <text:p text:style-name="P8">metronome (default = 80 ?)</text:p>
                </text:list-item>
              </text:list>
            </text:list-item>
            <text:list-item>
              <text:p text:style-name="P8">stationaries</text:p>
              <text:list>
                <text:list-item>
                  <text:p text:style-name="P8">memo paper</text:p>
                  <text:list>
                    <text:list-item>
                      <text:p text:style-name="P8">memo</text:p>
                    </text:list-item>
                    <text:list-item>
                      <text:p text:style-name="P8">clear book</text:p>
                    </text:list-item>
                  </text:list>
                </text:list-item>
                <text:list-item>
                  <text:p text:style-name="P8">guitar</text:p>
                </text:list-item>
                <text:list-item>
                  <text:p text:style-name="P8">pens (<text:span text:style-name="T1">消しゴムも、消しテープも) 定規</text:span></text:p>
                  <text:list>
                    <text:list-item>
                      <text:p text:style-name="P11">日付スタンプ、インクパッド</text:p>
                    </text:list-item>
                  </text:list>
                </text:list-item>
                <text:list-item>
                  <text:p text:style-name="P8"><text:soft-page-break/>mobile holder</text:p>
                  <text:list>
                    <text:list-item>
                      <text:p text:style-name="P11"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8">new email file</text:p>
                </text:list-item>
                <text:list-item>
                  <text:p text:style-name="P8">prev memo, image file</text:p>
                </text:list-item>
              </text:list>
            </text:list-item>
            <text:list-item>
              <text:p text:style-name="P8">vlc → set prev videos</text:p>
            </text:list-item>
            <text:list-item>
              <text:p text:style-name="P8">stopwatch → start</text:p>
            </text:list-item>
            <text:list-item>
              <text:p text:style-name="P8"/>
            </text:list-item>
          </text:list>
        </text:list-item>
        <text:list-item>
          <text:p text:style-name="P8">actions</text:p>
          <text:list>
            <text:list-item>
              <text:p text:style-name="P13">menu (2019/10/18 16:17:15)</text:p>
              <text:list>
                <text:list-item>
                  <text:p text:style-name="P13">prev sections</text:p>
                </text:list-item>
                <text:list-item>
                  <text:p text:style-name="P13">arpeggio</text:p>
                </text:list-item>
                <text:list-item>
                  <text:p text:style-name="P13">stomp</text:p>
                </text:list-item>
                <text:list-item>
                  <text:p text:style-name="P13">tapping</text:p>
                </text:list-item>
                <text:list-item>
                  <text:p text:style-name="P13">harmonics</text:p>
                </text:list-item>
                <text:list-item>
                  <text:p text:style-name="P13">scale</text:p>
                </text:list-item>
                <text:list-item>
                  <text:p text:style-name="P13">flamenco</text:p>
                </text:list-item>
                <text:list-item>
                  <text:p text:style-name="P13">compositions</text:p>
                </text:list-item>
              </text:list>
            </text:list-item>
            <text:list-item>
              <text:p text:style-name="P14">prev sections ---&gt; review</text:p>
            </text:list-item>
            <text:list-item>
              <text:p text:style-name="P14">choose target piece → e.g. “te-9”</text:p>
            </text:list-item>
            <text:list-item>
              <text:p text:style-name="P14">open resources</text:p>
              <text:list>
                <text:list-item>
                  <text:p text:style-name="P14">voice memo</text:p>
                </text:list-item>
                <text:list-item>
                  <text:p text:style-name="P8"><text:span text:style-name="T5">web page : </text:span>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<text:span text:style-name="T5">http://benfranklin.chips.jp/cake_apps/Cake_IFM11/images/index_2?filter_file_name=2019-09-03_18-30-52_000.jpg&amp;sort=file_name&amp;direction=desc&amp;filter_memo=gt&amp;RBs_AND_OR_Memo=AND&amp;RBs_AND_OR_File_Name=AND</text:span></text:a></text:p>
                </text:list-item>
              </text:list>
            </text:list-item>
          </text:list>
        </text:list-item>
        <text:list-item>
          <text:p text:style-name="P8">routine ops</text:p>
          <text:list>
            <text:list-item>
              <text:p text:style-name="P8">technique pieces</text:p>
            </text:list-item>
            <text:list-item>
              <text:p text:style-name="P8">code progression patterns</text:p>
            </text:list-item>
            <text:list-item>
              <text:p text:style-name="P8"><text:soft-page-break/>email items</text:p>
            </text:list-item>
            <text:list-item>
              <text:p text:style-name="P8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1370876830251163640" text:style-name="L4">
        <text:list-item>
          <text:p text:style-name="P9">mobile pod → put away</text:p>
        </text:list-item>
        <text:list-item>
          <text:p text:style-name="P9">mobile</text:p>
          <text:list>
            <text:list-item>
              <text:p text:style-name="P9">==&gt; to battery</text:p>
            </text:list-item>
          </text:list>
        </text:list-item>
        <text:list-item>
          <text:p text:style-name="P9">memos</text:p>
          <text:list>
            <text:list-item>
              <text:p text:style-name="P9">log memo</text:p>
              <text:list>
                <text:list-item>
                  <text:p text:style-name="P9">add lines (sep<text:span text:style-name="T1">arator) between sections </text:span><text:span text:style-name="T2">(blue color)</text:span></text:p>
                </text:list-item>
                <text:list-item>
                  <text:p text:style-name="P9">add “//” mar<text:span text:style-name="T1">k </text:span><text:span text:style-name="T4">(orange color)</text:span></text:p>
                </text:list-item>
              </text:list>
            </text:list-item>
            <text:list-item>
              <text:p text:style-name="P12">put away except ==&gt; orange+</text:p>
            </text:list-item>
            <text:list-item>
              <text:p text:style-name="P12">photo</text:p>
              <text:list>
                <text:list-item>
                  <text:p text:style-name="P12">pick up memo leaves → ones with today's memos</text:p>
                </text:list-item>
                <text:list-item>
                  <text:p text:style-name="P12">photo</text:p>
                </text:list-item>
                <text:list-item>
                  <text:p text:style-name="P12">add “//” mark <text:span text:style-name="T3">(orange color)</text:span></text:p>
                </text:list-item>
                <text:list-item>
                  <text:p text:style-name="P12">on “〇” symbol, add a slash <text:span text:style-name="T3">(orange color)</text:span></text:p>
                </text:list-item>
              </text:list>
            </text:list-item>
            <text:list-item>
              <text:p text:style-name="P12">each leaf → to each clear leaf in the clear folder</text:p>
              <text:list>
                <text:list-item>
                  <text:p text:style-name="P12">refrerring → list_of_memos.ods ( tab “notes_gt”)</text:p>
                </text:list-item>
              </text:list>
            </text:list-item>
          </text:list>
        </text:list-item>
        <text:list-item>
          <text:p text:style-name="P12">guitar</text:p>
          <text:list>
            <text:list-item>
              <text:p text:style-name="P12">polish</text:p>
              <text:list>
                <text:list-item>
                  <text:p text:style-name="P12">body</text:p>
                  <text:list>
                    <text:list-item>
                      <text:p text:style-name="P12">back</text:p>
                    </text:list-item>
                    <text:list-item>
                      <text:p text:style-name="P12">front</text:p>
                    </text:list-item>
                    <text:list-item>
                      <text:p text:style-name="P12">side</text:p>
                    </text:list-item>
                    <text:list-item>
                      <text:p text:style-name="P12">bottom</text:p>
                    </text:list-item>
                    <text:list-item>
                      <text:p text:style-name="P12">showlder</text:p>
                    </text:list-item>
                  </text:list>
                </text:list-item>
                <text:list-item>
                  <text:p text:style-name="P12">neck</text:p>
                </text:list-item>
                <text:list-item>
                  <text:p text:style-name="P12"><text:soft-page-break/>strings</text:p>
                </text:list-item>
              </text:list>
            </text:list-item>
            <text:list-item>
              <text:p text:style-name="P12">put away</text:p>
            </text:list-item>
          </text:list>
        </text:list-item>
        <text:list-item>
          <text:p text:style-name="P9">video files (new ones)</text:p>
          <text:list>
            <text:list-item>
              <text:p text:style-name="P9">==&gt; to desktop : C:\WORKS_2\WS\WS_Cake_IFM11\tmp</text:p>
            </text:list-item>
          </text:list>
        </text:list-item>
        <text:list-item>
          <text:p text:style-name="P9">close</text:p>
          <text:list>
            <text:list-item>
              <text:p text:style-name="P9">image files</text:p>
            </text:list-item>
            <text:list-item>
              <text:p text:style-name="P9">folders</text:p>
            </text:list-item>
            <text:list-item>
              <text:p text:style-name="P9">web pages</text:p>
            </text:list-item>
            <text:list-item>
              <text:p text:style-name="P9">sheets</text:p>
            </text:list-item>
            <text:list-item>
              <text:p text:style-name="P9">vlc</text:p>
            </text:list-item>
            <text:list-item>
              <text:p text:style-name="P9">thi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7544071" text:continue-numbering="true" text:style-name="L4">
        <text:list-item>
          <text:list>
            <text:list-item>
              <text:p text:style-name="P9"/>
            </text:list-item>
          </text:list>
        </text:list-item>
      </text:list>
      <text:p text:style-name="P5"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5617770524918405253" text:style-name="L5">
        <text:list-item>
          <text:p text:style-name="P10">memo → copy</text:p>
          <text:list>
            <text:list-item>
              <text:p text:style-name="P10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0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4">sakura memo_guitar.txt</text:p>
          </table:table-cell>
        </table:table-row>
      </table:table>
      <text:list xml:id="list37556411" text:continue-numbering="true" text:style-name="L5">
        <text:list-item>
          <text:list>
            <text:list-item>
              <text:p text:style-name="P10">save → text file</text:p>
            </text:list-item>
          </text:list>
        </text:list-item>
        <text:list-item>
          <text:p text:style-name="P10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7536503" text:continue-numbering="true" text:style-name="L5">
        <text:list-item>
          <text:p text:style-name="P10">gen-ed text → C/P</text:p>
          <text:list>
            <text:list-item>
              <text:p text:style-name="P10">to : list_of_memos.ods (C:\WORKS_2\WS\WS_Others.Art\JVEMV6\46_art\11_guitar)</text:p>
            </text:list-item>
          </text:list>
        </text:list-item>
        <text:list-item>
          <text:p text:style-name="P10">modify texts</text:p>
          <text:list>
            <text:list-item>
              <text:p text:style-name="P10"><text:soft-page-break/></text:p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8031700313819159200" text:style-name="L6">
              <text:list-item>
                <text:p text:style-name="P15">memo_guitar.txt</text:p>
              </text:list-item>
              <text:list-item>
                <text:p text:style-name="P15">memo_guitar.(replaced).(XXX).txt</text:p>
              </text:list-item>
            </text:list>
          </table:table-cell>
        </table:table-row>
      </table:table>
      <text:list xml:id="list37561451" text:continue-list="list37536503" text:style-name="L5">
        <text:list-item>
          <text:p text:style-name="P10">closing</text:p>
          <text:list>
            <text:list-item>
              <text:p text:style-name="P10">end_gt.bat (デスクトップ)</text:p>
            </text:list-item>
          </text:list>
        </text:list-item>
      </text:list>
      <table:table table:name="表7" table:style-name="表7">
        <table:table-column table:style-name="表7.A"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</table:table>
      <text:list xml:id="list37557646" text:continue-numbering="true" text:style-name="L5">
        <text:list-item>
          <text:list>
            <text:list-item>
              <text:list>
                <text:list-item>
                  <text:p text:style-name="P10">sheet</text:p>
                </text:list-item>
                <text:list-item>
                  <text:p text:style-name="P10">folder</text:p>
                </text:list-item>
              </text:list>
            </text:list-item>
            <text:list-item>
              <text:p text:style-name="P10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0-26T17:34:42.06</dc:date>
    <dc:creator>iwabuchi ken</dc:creator>
    <meta:editing-duration>P1DT18H55M52S</meta:editing-duration>
    <meta:editing-cycles>46</meta:editing-cycles>
    <meta:generator>OpenOffice/4.1.3$Win32 OpenOffice.org_project/413m1$Build-9783</meta:generator>
    <meta:document-statistic meta:table-count="7" meta:image-count="0" meta:object-count="0" meta:page-count="6" meta:paragraph-count="154" meta:word-count="608" meta:character-count="3894"/>
  </office:meta>
</office:document-meta>
</file>